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68ad" officeooo:paragraph-rsid="000a68ad"/>
    </style:style>
    <style:style style:name="T1" style:family="text">
      <style:text-properties officeooo:rsid="000ffb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briel García Márquez</text:p>
      <text:p text:style-name="P1">Vida</text:p>
      <text:p text:style-name="P1">Infancia</text:p>
      <text:p text:style-name="P1">Juventud</text:p>
      <text:p text:style-name="P1">Matrimonio y familia</text:p>
      <text:p text:style-name="P1">Enfermedad</text:p>
      <text:p text:style-name="P1">Muerte</text:p>
      <text:p text:style-name="P1">Obras</text:p>
      <text:p text:style-name="P1">Novelas</text:p>
      <text:p text:style-name="P1">La hojarasca (1955)</text:p>
      <text:p text:style-name="P1">El coronel no tiene quien le escriba (1961)</text:p>
      <text:p text:style-name="P1">La mala hora (1964)</text:p>
      <text:p text:style-name="P1">Cien años de soledad (1967)</text:p>
      <text:p text:style-name="P1">El otoño del patriarca (1975)</text:p>
      <text:p text:style-name="P1">Crónica de una muerte anunciada (1981)</text:p>
      <text:p text:style-name="P1">El amor en los tiempos del cólera (1985)</text:p>
      <text:p text:style-name="P1">El general en su laberinto (1989)</text:p>
      <text:p text:style-name="P1">Del amor y otros demonios (1994)</text:p>
      <text:p text:style-name="P1">Libros de cuentos</text:p>
      <text:p text:style-name="P1">Los funerales de la Mamá Grande (1962)</text:p>
      <text:p text:style-name="P1">La increíble y triste historia de la cándida Eréndira y de su abuela desalmada (1972)</text:p>
      <text:p text:style-name="P1">Ojos de perro azul (1972)</text:p>
      <text:p text:style-name="P1">Doce cuentos peregrinos (1992)</text:p>
      <text:p text:style-name="P1">Reportajes</text:p>
      <text:p text:style-name="P1">Relato de un náufrago (1970)</text:p>
      <text:p text:style-name="P1">La aventura de Miguel Littín clandestino en Chile (1986)</text:p>
      <text:p text:style-name="P1">Noticia de un secuestro (1996)</text:p>
      <text:p text:style-name="P1">Teatro</text:p>
      <text:p text:style-name="P1">Diatriba de amor contra un hombre sentado (1987)</text:p>
      <text:p text:style-name="P1">Memorias</text:p>
      <text:p text:style-name="P1">Vivir para contarla (2002)</text:p>
      <text:p text:style-name="P1">Obra periodística</text:p>
      <text:p text:style-name="P1">Textos costeños (1948-1952) (1981)</text:p>
      <text:p text:style-name="P1">Entre cachacos (1954-1955) (1982)</text:p>
      <text:p text:style-name="P1">De Europa y América (1955-1960) (1983)</text:p>
      <text:p text:style-name="P1">Por la libre (1974-1995) (1984, 1999)</text:p>
      <text:p text:style-name="P1">Notas de prensa (1961-1984) (1991, 1999)</text:p>
      <text:p text:style-name="P1">El amante inconcluso y otros textos de prensa (2001)</text:p>
      <text:p text:style-name="P1">Gabo periodista (2013)</text:p>
      <text:p text:style-name="P1">Gabo. La nostalgia de las almendras amargas (2014)</text:p>
      <text:p text:style-name="P1">Premio<text:span text:style-name="T1">s</text:span></text:p>
      <text:p text:style-name="P1">Premio Nobel</text:p>
      <text:p text:style-name="P1">Doctor honoris causa de la Universidad de Columbia</text:p>
      <text:p text:style-name="P1">Medalla de la Legión de Honor de Franc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09:25:33.637000000</meta:creation-date>
    <dc:date>2017-03-17T10:07:16.709000000</dc:date>
    <meta:editing-duration>PT2M49S</meta:editing-duration>
    <meta:editing-cycles>5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44" meta:word-count="199" meta:character-count="1209" meta:non-whitespace-character-count="1054"/>
  </office:meta>
</office:document-meta>
</file>